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38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2.8201in"/>
    </style:style>
    <style:style style:name="co4" style:family="table-column">
      <style:table-column-properties fo:break-before="auto" style:column-width="1.6665in"/>
    </style:style>
    <style:style style:name="co5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Calibri" style:font-name-asian="Droid Sans Fallback" style:font-name-complex="Calibri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99">
      <style:table-cell-properties style:rotation-align="none"/>
    </style:style>
    <style:style style:name="ce4" style:family="table-cell" style:parent-style-name="Default" style:data-style-name="N99"/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" form:id="control1" form:visual-effect="flat" form:linked-cell="Sheet1.D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" form:id="control2" form:visual-effect="flat" form:linked-cell="Sheet1.D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" form:id="control3" form:visual-effect="flat" form:linked-cell="Sheet1.D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4" form:id="control4" form:visual-effect="flat" form:linked-cell="Sheet1.D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5" form:id="control5" form:visual-effect="flat" form:linked-cell="Sheet1.D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" form:id="control6" form:visual-effect="flat" form:linked-cell="Sheet1.D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7" form:id="control7" form:visual-effect="flat" form:linked-cell="Sheet1.D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8" form:id="control8" form:visual-effect="flat" form:linked-cell="Sheet1.D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9" form:id="control9" form:visual-effect="flat" form:linked-cell="Sheet1.D1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0" form:id="control10" form:visual-effect="flat" form:linked-cell="Sheet1.D1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1" form:id="control11" form:visual-effect="flat" form:linked-cell="Sheet1.D1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2" form:id="control12" form:visual-effect="flat" form:linked-cell="Sheet1.D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3" form:id="control13" form:visual-effect="flat" form:linked-cell="Sheet1.D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14" form:id="control14" form:visual-effect="flat" form:linked-cell="Sheet1.D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5" form:id="control15" form:visual-effect="flat" form:linked-cell="Sheet1.D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6" form:id="control16" form:visual-effect="flat" form:linked-cell="Sheet1.D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17" form:id="control17" form:visual-effect="flat" form:linked-cell="Sheet1.D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8" form:id="control18" form:visual-effect="flat" form:linked-cell="Sheet1.D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9" form:id="control19" form:visual-effect="flat" form:linked-cell="Sheet1.D24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0" form:id="control20" form:visual-effect="flat" form:linked-cell="Sheet1.D2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1" form:id="control21" form:visual-effect="flat" form:linked-cell="Sheet1.D2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2" form:id="control22" form:visual-effect="flat" form:linked-cell="Sheet1.D2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3" form:id="control23" form:visual-effect="flat" form:linked-cell="Sheet1.D3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4" form:id="control24" form:visual-effect="flat" form:linked-cell="Sheet1.D3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5" form:id="control25" form:visual-effect="flat" form:linked-cell="Sheet1.D3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6" form:id="control26" form:visual-effect="flat" form:linked-cell="Sheet1.D3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7" form:id="control27" form:visual-effect="flat" form:linked-cell="Sheet1.D3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8" form:id="control28" form:visual-effect="flat" form:linked-cell="Sheet1.D3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9" form:id="control29" form:visual-effect="flat" form:linked-cell="Sheet1.D3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30" form:id="control30" form:visual-effect="flat" form:linked-cell="Sheet1.D4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31" form:id="control31" form:visual-effect="flat" form:linked-cell="Sheet1.D4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2" form:id="control32" form:visual-effect="flat" form:linked-cell="Sheet1.D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33" form:id="control33" form:visual-effect="flat" form:linked-cell="Sheet1.D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0" form:control-implementation="ooo:com.sun.star.form.component.CheckBox" xml:id="control34" form:id="control34" form:visual-effect="flat" form:linked-cell="Sheet1.D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1" form:control-implementation="ooo:com.sun.star.form.component.CheckBox" xml:id="control35" form:id="control35" form:visual-effect="flat" form:linked-cell="Sheet1.D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4" form:control-implementation="ooo:com.sun.star.form.component.CheckBox" xml:id="control36" form:id="control36" form:visual-effect="flat" form:linked-cell="Sheet1.D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5" form:control-implementation="ooo:com.sun.star.form.component.CheckBox" xml:id="control37" form:id="control37" form:visual-effect="flat" form:linked-cell="Sheet1.D2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6" form:control-implementation="ooo:com.sun.star.form.component.CheckBox" xml:id="control38" form:id="control38" form:visual-effect="flat" form:linked-cell="Sheet1.D3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7" form:control-implementation="ooo:com.sun.star.form.component.CheckBox" xml:id="control39" form:id="control39" form:visual-effect="flat" form:linked-cell="Sheet1.D3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40" form:id="control40" form:visual-effect="flat" form:linked-cell="Sheet1.D3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1" form:id="control41" form:visual-effect="flat" form:linked-cell="Sheet1.D4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42" form:id="control42" form:visual-effect="flat" form:linked-cell="Sheet1.D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0.45in" svg:height="0.2307in" svg:x="5.4327in" svg:y="0in" draw:control="control1"/>
          <draw:control draw:z-index="1" draw:style-name="gr1" draw:text-style-name="P1" svg:width="0.45in" svg:height="0.2307in" svg:x="5.4327in" svg:y="0.1984in" draw:control="control2"/>
          <draw:control draw:z-index="2" draw:style-name="gr1" draw:text-style-name="P1" svg:width="0.45in" svg:height="0.2307in" svg:x="5.4327in" svg:y="0.4067in" draw:control="control3"/>
          <draw:control draw:z-index="3" draw:style-name="gr1" draw:text-style-name="P1" svg:width="0.45in" svg:height="0.2307in" svg:x="5.4327in" svg:y="0.615in" draw:control="control4"/>
          <draw:control draw:z-index="4" draw:style-name="gr1" draw:text-style-name="P1" svg:width="0.45in" svg:height="0.2307in" svg:x="5.4327in" svg:y="0.8232in" draw:control="control5"/>
          <draw:control draw:z-index="5" draw:style-name="gr1" draw:text-style-name="P1" svg:width="0.45in" svg:height="0.2311in" svg:x="5.4327in" svg:y="1.0315in" draw:control="control6"/>
          <draw:control draw:z-index="6" draw:style-name="gr1" draw:text-style-name="P1" svg:width="0.45in" svg:height="0.2307in" svg:x="5.4327in" svg:y="1.4484in" draw:control="control7"/>
          <draw:control draw:z-index="7" draw:style-name="gr1" draw:text-style-name="P1" svg:width="0.45in" svg:height="0.2307in" svg:x="5.4327in" svg:y="1.6567in" draw:control="control8"/>
          <draw:control draw:z-index="8" draw:style-name="gr1" draw:text-style-name="P1" svg:width="0.45in" svg:height="0.2307in" svg:x="5.4327in" svg:y="1.865in" draw:control="control9"/>
          <draw:control draw:z-index="9" draw:style-name="gr1" draw:text-style-name="P1" svg:width="0.45in" svg:height="0.2311in" svg:x="5.4327in" svg:y="2.2815in" draw:control="control10"/>
          <draw:control draw:z-index="10" draw:style-name="gr1" draw:text-style-name="P1" svg:width="0.45in" svg:height="0.2307in" svg:x="5.4327in" svg:y="2.6984in" draw:control="control11"/>
          <draw:control draw:z-index="11" draw:style-name="gr1" draw:text-style-name="P1" svg:width="0.45in" svg:height="0.2307in" svg:x="5.4327in" svg:y="2.9067in" draw:control="control12"/>
          <draw:control draw:z-index="12" draw:style-name="gr1" draw:text-style-name="P1" svg:width="0.45in" svg:height="0.2307in" svg:x="5.4327in" svg:y="3.3346in" draw:control="control13"/>
          <draw:control draw:z-index="13" draw:style-name="gr1" draw:text-style-name="P1" svg:width="0.45in" svg:height="0.2311in" svg:x="5.4327in" svg:y="3.5315in" draw:control="control14"/>
          <draw:control draw:z-index="14" draw:style-name="gr1" draw:text-style-name="P1" svg:width="0.45in" svg:height="0.2307in" svg:x="5.4327in" svg:y="3.7402in" draw:control="control15"/>
          <draw:control draw:z-index="15" draw:style-name="gr1" draw:text-style-name="P1" svg:width="0.45in" svg:height="0.2307in" svg:x="5.4327in" svg:y="3.9484in" draw:control="control16"/>
          <draw:control draw:z-index="16" draw:style-name="gr1" draw:text-style-name="P1" svg:width="0.45in" svg:height="0.2307in" svg:x="5.4327in" svg:y="4.365in" draw:control="control17"/>
          <draw:control draw:z-index="17" draw:style-name="gr1" draw:text-style-name="P1" svg:width="0.45in" svg:height="0.2307in" svg:x="5.4327in" svg:y="4.5732in" draw:control="control18"/>
          <draw:control draw:z-index="18" draw:style-name="gr1" draw:text-style-name="P1" svg:width="0.45in" svg:height="0.2311in" svg:x="5.4327in" svg:y="4.7815in" draw:control="control19"/>
          <draw:control draw:z-index="19" draw:style-name="gr1" draw:text-style-name="P1" svg:width="0.45in" svg:height="0.2307in" svg:x="5.4327in" svg:y="5.4067in" draw:control="control20"/>
          <draw:control draw:z-index="20" draw:style-name="gr1" draw:text-style-name="P1" svg:width="0.45in" svg:height="0.2307in" svg:x="5.4327in" svg:y="5.615in" draw:control="control21"/>
          <draw:control draw:z-index="21" draw:style-name="gr1" draw:text-style-name="P1" svg:width="0.45in" svg:height="0.2307in" svg:x="5.4327in" svg:y="5.8232in" draw:control="control22"/>
          <draw:control draw:z-index="22" draw:style-name="gr1" draw:text-style-name="P1" svg:width="0.45in" svg:height="0.2307in" svg:x="5.4327in" svg:y="6.2402in" draw:control="control23"/>
          <draw:control draw:z-index="23" draw:style-name="gr1" draw:text-style-name="P1" svg:width="0.45in" svg:height="0.2307in" svg:x="5.4327in" svg:y="6.4484in" draw:control="control24"/>
          <draw:control draw:z-index="24" draw:style-name="gr1" draw:text-style-name="P1" svg:width="0.45in" svg:height="0.2307in" svg:x="5.4327in" svg:y="6.865in" draw:control="control25"/>
          <draw:control draw:z-index="25" draw:style-name="gr1" draw:text-style-name="P1" svg:width="0.45in" svg:height="0.2307in" svg:x="5.4327in" svg:y="7.0732in" draw:control="control26"/>
          <draw:control draw:z-index="26" draw:style-name="gr1" draw:text-style-name="P1" svg:width="0.45in" svg:height="0.2311in" svg:x="5.4327in" svg:y="7.2815in" draw:control="control27"/>
          <draw:control draw:z-index="27" draw:style-name="gr1" draw:text-style-name="P1" svg:width="0.45in" svg:height="0.2307in" svg:x="5.4327in" svg:y="7.6984in" draw:control="control28"/>
          <draw:control draw:z-index="28" draw:style-name="gr1" draw:text-style-name="P1" svg:width="0.45in" svg:height="0.2307in" svg:x="5.4327in" svg:y="7.9067in" draw:control="control29"/>
          <draw:control draw:z-index="29" draw:style-name="gr1" draw:text-style-name="P1" svg:width="0.45in" svg:height="0.2307in" svg:x="5.4327in" svg:y="8.115in" draw:control="control30"/>
          <draw:control draw:z-index="30" draw:style-name="gr1" draw:text-style-name="P1" svg:width="0.45in" svg:height="0.2307in" svg:x="5.4327in" svg:y="8.3232in" draw:control="control31"/>
          <draw:control draw:z-index="31" draw:style-name="gr1" draw:text-style-name="P1" svg:width="0.45in" svg:height="0.2307in" svg:x="5.4327in" svg:y="1.2402in" draw:control="control32"/>
          <draw:control draw:z-index="32" draw:style-name="gr1" draw:text-style-name="P1" svg:width="0.45in" svg:height="0.2307in" svg:x="5.4327in" svg:y="2.0732in" draw:control="control33"/>
          <draw:control draw:z-index="33" draw:style-name="gr1" draw:text-style-name="P1" svg:width="0.45in" svg:height="0.2307in" svg:x="5.4327in" svg:y="2.4902in" draw:control="control34"/>
          <draw:control draw:z-index="34" draw:style-name="gr1" draw:text-style-name="P1" svg:width="0.45in" svg:height="0.2307in" svg:x="5.4327in" svg:y="3.115in" draw:control="control35"/>
          <draw:control draw:z-index="35" draw:style-name="gr1" draw:text-style-name="P1" svg:width="0.45in" svg:height="0.2307in" svg:x="5.4327in" svg:y="4.9902in" draw:control="control36"/>
          <draw:control draw:z-index="36" draw:style-name="gr1" draw:text-style-name="P1" svg:width="0.45in" svg:height="0.2307in" svg:x="5.4327in" svg:y="5.1984in" draw:control="control37"/>
          <draw:control draw:z-index="37" draw:style-name="gr1" draw:text-style-name="P1" svg:width="0.45in" svg:height="0.2311in" svg:x="5.4327in" svg:y="6.0315in" draw:control="control38"/>
          <draw:control draw:z-index="38" draw:style-name="gr1" draw:text-style-name="P1" svg:width="0.45in" svg:height="0.2307in" svg:x="5.4327in" svg:y="7.4902in" draw:control="control39"/>
          <draw:control draw:z-index="39" draw:style-name="gr1" draw:text-style-name="P1" svg:width="0.45in" svg:height="0.2307in" svg:x="5.4327in" svg:y="6.6567in" draw:control="control40"/>
          <draw:control draw:z-index="40" draw:style-name="gr1" draw:text-style-name="P1" svg:width="0.45in" svg:height="0.2311in" svg:x="5.4327in" svg:y="8.5429in" draw:control="control41"/>
          <draw:control draw:z-index="41" draw:style-name="gr1" draw:text-style-name="P1" svg:width="0.45in" svg:height="0.2307in" svg:x="5.4327in" svg:y="4.1567in" draw:control="control4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 <text:a xlink:href="mailto:sulemaga@mail.com" xlink:type="simple">sulemaga@mail.com</text:a></text:p>
          </table:table-cell>
          <table:table-cell office:value-type="string" calcext:value-type="string">
            <text:p>musigma12</text:p>
          </table:table-cell>
          <table:table-cell office:value-type="string" calcext:value-type="string">
            <text:p>advanced_dropdown_option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nonymous_user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se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number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statu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xt_outpu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taframe_div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eting_notebook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rect_outpu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able_disable_addon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c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le_upload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istory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ad_notebook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cator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in_logout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out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rkdown_cells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hide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folder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info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renaming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private_group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vate_group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ython_cells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_cells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_dropdown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un_all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aving_content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arch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sessions_nd_help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settings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shareable_link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shell_cell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split_coalesc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star_coun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stop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verify_outpu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 calcext:value-type="string">
            <text:p>workspace_div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65493">
          <table:table-cell table:number-columns-repeated="1024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2:05:10.683537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hmukh Sanket Yashwantrao</meta:initial-creator>
    <meta:editing-cycles>99</meta:editing-cycles>
    <meta:print-date>2015-08-11T07:19:34</meta:print-date>
    <meta:creation-date>2015-08-11T07:17:40</meta:creation-date>
    <dc:date>2016-11-23T12:05:34.762669914</dc:date>
    <meta:editing-duration>P2DT20H48M2S</meta:editing-duration>
    <meta:generator>LibreOffice/4.2.8.2$Linux_X86_64 LibreOffice_project/420m0$Build-2</meta:generator>
    <meta:document-statistic meta:table-count="1" meta:cell-count="84" meta:object-count="4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